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Lora" svg:font-family="Lora, serif"/>
    <style:font-face style:name="Montserrat" svg:font-family="Montserrat, 'Helvetica Neue', Helvetica, 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000000" style:font-name="Arial" fo:font-size="12pt" fo:letter-spacing="normal" fo:font-style="normal" style:text-underline-style="none" fo:font-weight="normal" officeooo:rsid="000171e8" officeooo:paragraph-rsid="0003edfa"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Arial" officeooo:rsid="000171e8"/>
    </style:style>
    <style:style style:name="P3" style:family="paragraph" style:parent-style-name="Standard">
      <style:paragraph-properties fo:text-align="justify" style:justify-single-word="false"/>
      <style:text-properties style:font-name="Arial" officeooo:rsid="000171e8"/>
    </style:style>
    <style:style style:name="P4" style:family="paragraph" style:parent-style-name="Standard">
      <style:paragraph-properties fo:text-align="center" style:justify-single-word="false"/>
      <style:text-properties style:font-name="Arial" fo:font-weight="bold" officeooo:rsid="000171e8" style:font-weight-asian="bold" style:font-weight-complex="bold"/>
    </style:style>
    <style:style style:name="P5" style:family="paragraph" style:parent-style-name="Standard">
      <style:paragraph-properties fo:text-align="center" style:justify-single-word="false"/>
      <style:text-properties style:font-name="Arial" fo:font-size="12pt" fo:font-style="italic" officeooo:rsid="000171e8" style:font-size-asian="12pt" style:font-style-asian="italic" style:font-size-complex="12pt" style:font-style-complex="italic"/>
    </style:style>
    <style:style style:name="P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02abe2" officeooo:paragraph-rsid="0002abe2" style:font-size-asian="12pt" style:font-style-asian="normal" style:font-size-complex="12pt" style:font-style-complex="normal"/>
    </style:style>
    <style:style style:name="P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02abe2" officeooo:paragraph-rsid="0003edfa"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officeooo:paragraph-rsid="0002abe2"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02abe2" officeooo:paragraph-rsid="000516f7"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2abe2" officeooo:paragraph-rsid="000516f7"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color="#000000" style:font-name="Arial" fo:font-size="12pt" fo:font-style="normal" style:text-underline-style="none" officeooo:rsid="0002abe2" officeooo:paragraph-rsid="0003edfa" style:font-size-asian="12pt" style:font-style-asian="normal" style:font-size-complex="12pt" style:font-style-complex="normal"/>
    </style:style>
    <style:style style:name="P15"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none" fo:font-weight="normal" officeooo:rsid="000171e8" officeooo:paragraph-rsid="0003edfa"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2abe2" officeooo:paragraph-rsid="0003edfa"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font-variant="normal" fo:text-transform="none" fo:color="#121112" style:font-name="Arial" fo:font-size="12pt" fo:letter-spacing="normal" fo:font-style="normal" style:text-underline-style="none" fo:font-weight="normal" officeooo:rsid="000171e8" officeooo:paragraph-rsid="0003edfa" style:font-size-asian="12pt" style:font-style-asian="normal" style:font-weight-asian="normal" style:font-size-complex="12pt" style:font-style-complex="normal" style:font-weight-complex="normal"/>
    </style:style>
    <style:style style:name="T1" style:family="text">
      <style:text-properties officeooo:rsid="000171e8"/>
    </style:style>
    <style:style style:name="T2" style:family="text">
      <style:text-properties fo:font-variant="normal" fo:text-transform="none" fo:color="#000000" fo:letter-spacing="normal" fo:font-weight="normal"/>
    </style:style>
    <style:style style:name="T3" style:family="text">
      <style:text-properties fo:font-weight="normal" officeooo:rsid="0003edfa" style:font-weight-asian="normal" style:font-weight-complex="normal"/>
    </style:style>
    <style:style style:name="T4" style:family="text">
      <style:text-properties fo:font-weight="normal" officeooo:rsid="000171e8" style:font-weight-asian="normal" style:font-weight-complex="normal"/>
    </style:style>
    <style:style style:name="T5" style:family="text">
      <style:text-properties style:font-name="Arial" officeooo:rsid="000171e8"/>
    </style:style>
    <style:style style:name="T6" style:family="text">
      <style:text-properties style:font-name="Arial" officeooo:rsid="00022dba"/>
    </style:style>
    <style:style style:name="T7" style:family="text">
      <style:text-properties style:font-name="Arial" fo:font-weight="normal" officeooo:rsid="000171e8" style:font-weight-asian="normal" style:font-weight-complex="normal"/>
    </style:style>
    <style:style style:name="T8" style:family="text">
      <style:text-properties style:font-name="Arial" officeooo:rsid="0002abe2"/>
    </style:style>
    <style:style style:name="T9" style:family="text">
      <style:text-properties officeooo:rsid="0003edfa"/>
    </style:style>
    <style:style style:name="T10" style:family="text">
      <style:text-properties officeooo:rsid="0003edfa" style:font-weight-asian="normal" style:font-weight-complex="normal"/>
    </style:style>
    <style:style style:name="T11" style:family="text">
      <style:text-properties fo:color="#121112"/>
    </style:style>
    <style:style style:name="T12" style:family="text">
      <style:text-properties fo:color="#121112" style:font-name="Lora" officeooo:rsid="0003edfa" style:font-weight-asian="normal" style:font-weight-complex="normal"/>
    </style:style>
    <style:style style:name="T13" style:family="text">
      <style:text-properties fo:color="#121112" style:font-name="Lora" fo:font-size="15pt"/>
    </style:style>
    <style:style style:name="T14" style:family="text">
      <style:text-properties officeooo:rsid="00051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OTAÇÕES: TEXTO DE OPINIÃO FSI</text:p>
      <text:p text:style-name="P4"/>
      <text:p text:style-name="P5"><text:span text:style-name="T2">Considerando que estamos em ano de eleição norte-americana, discorra sobre como a Cambridge Analytica pôde utilizar dados de usuários para manipular a opinião pública na eleição em 2016 e como isso pode ser evitado em 2020.</text:span> </text:p>
      <text:p text:style-name="P5"/>
      <text:p text:style-name="P6">ARTIGO 1</text:p>
      <text:p text:style-name="P2"/>
      <text:p text:style-name="P3">Visão do papel potencial da Tecnologia da Informação como um recurso competitivo. O artigo está organizado em seis seções, mostrando o impacto dos Sistemas de Informação, da Internet e do Comércio Eletrônico nos negócios, visando oferecer recomendações estratégicas. </text:p>
      <text:p text:style-name="P3"/>
      <text:p text:style-name="P3">Tecnologia da Informação (TI): corresponde a objetos (hardware) e veículos (software) destinados a criarem Sistemas de Informação (SI); </text:p>
      <text:p text:style-name="P3"/>
      <text:p text:style-name="P3">Sistemas de Informação (SI): são os resultados da implementação da TI, através da utilização de computadores e telecomunicações; </text:p>
      <text:p text:style-name="P3"/>
      <text:p text:style-name="P3">Internet: é a rede mundial de comunicações (WWW – World Wide Web, também chamada simplesmente de Web), facultando ambiente para as organizações se direcionarem ao público em geral; </text:p>
      <text:p text:style-name="P3"/>
      <text:p text:style-name="P3">destaca-se na atualidade o sucesso crescente da utilização de Sistemas de Informação e, em especial, a Internet, no ambiente dos negócios. Inicialmente centrada em dois aspectos básicos (correio eletrônico e consultas), hoje a Internet vem assumindo importância significativa num terceiro segmento, ao ligar compradores e vendedores através do comércio eletrônico. </text:p>
      <text:p text:style-name="P3"/>
      <text:p text:style-name="P3">a Internet já ocupa espaço vital como fonte de informações, tanto pela proliferação de mensagens via correio eletrônico, como através do precioso papel informativo alimentador de investigações e pesquisas, seu objetivo acadêmico inicial. </text:p>
      <text:p text:style-name="P3"/>
      <text:p text:style-name="P11"><text:span text:style-name="T5">é no inesperado campo dos negócios que a Internet vem avançando de forma revolucionária, produzindo o que Drucker (1999, p.81) chama de mudança radical do significado da informação. </text:span><text:span text:style-name="T6">A </text:span><text:span text:style-name="T5">revolução recente da TI vem suplantando o conceito tradicional de utilização da informação operacionalmente, para transformá-la em ferramenta auxiliar à tomada de decisões estratégicas, verdadeira tarefa da alta gerência. </text:span></text:p>
      <text:p text:style-name="P11"><text:span text:style-name="T5"/></text:p>
      <text:p text:style-name="P11"><text:span text:style-name="T5">Note-se que a Internet já exercita papel como local de apresentação pública das organizações, proporcionando criar imagens, comunicar valores, possibilitar acesso a informações e apresentar produtos e serviços. De outro lado, sua aplicação dirigida, a Extranet, vem se transformando no canal específico para comunicações exclusivas com clientes e fornecedores. A Intranet, por sua vez, já assumiu o papel de canal veiculador de mensagens para o público interno, através de redes privadas seguras e econômicas.</text:span></text:p>
      <text:p text:style-name="P11"><text:span text:style-name="T5"/></text:p>
      <text:p text:style-name="P11"><text:span text:style-name="T5">Convém destacar que o comércio eletrônico ainda desempenha papel acanhado, dadas as limitações atuais do alcance da Web (WWW). Outros fatores também limitantes ao crescimento do comércio eletrônico são os elevados custos para administrar uma página eletrônica, as dificuldades logísticas associadas à distribuição dos produtos vendidos, além dos problemas de segurança. Ainda assim, cresce o número de transações via Internet, principalmente na área de fornecimentos entre empresas.</text:span></text:p>
      <text:p text:style-name="P11"><text:soft-page-break/><text:span text:style-name="T5"/></text:p>
      <text:p text:style-name="P3">Mas outros três segmentos do e-commerce vem crescendo sensivelmente. Trata-se dos chamados B2C (Business to Customer), C2B (Customer to Business) e C2C (Customer to Customer). Tais segmentos apresentam inegável fascínio, principalmente quando transacionam bens passíveis de digitalização (programas de computadores, música, livros, pacotes de viagens, seguros, entre outros). </text:p>
      <text:p text:style-name="P3"/>
      <text:p text:style-name="P11"><text:span text:style-name="T5">Mesmo produtos que exigem a presença física do comprador para sua decisão final, como por exemplo a aquisição de uma residência, já começam a amadurecer </text:span><text:span text:style-name="T6">com </text:span><text:span text:style-name="T5">ferramentas de pesquisa para a compra, venda ou aluguel de imóveis, ainda que a efetivação dos negócios não seja realizada on-line. </text:span></text:p>
      <text:p text:style-name="P11"><text:span text:style-name="T5"/></text:p>
      <text:p text:style-name="P8"><text:span text:style-name="T5">Portanto, no ambiente das organizações a Tecnologia da Informação passa a desempenhar papel estratégico, merecendo decisões baseadas nessa nova realidade, onde os Sistemas de Informação possam alavancar dados, transformando-os em ativos estratégicos de negócios. Visando auxiliar posicionamentos, uma visão introdutiva a tais desafios será enfocada nas seções seguintes. </text:span></text:p>
      <text:p text:style-name="P8"><text:span text:style-name="T5"/></text:p>
      <text:p text:style-name="P9"><text:span text:style-name="T5">companhia ao seu meio ambiente… (Porter, 1986, p.22), o modelo de análise apresentado na Figura 1 representa caminho sensato para a empresa se posicionar, partindo do conhecimento dos efeitos das tecnologias da informação e da Internet sobre sua indústria. Porém, não é suficiente apenas identificar as potencialidades da TI e da Internet na melhoria dos negócios. Complementarmente, devem ser verificados os custos e benefícios de sua implementação, além dos efeitos esperados sobre a sustentabilidade da organização no longo prazo, como será visto adiante. </text:span></text:p>
      <text:p text:style-name="P9"><text:span text:style-name="T5"/></text:p>
      <text:p text:style-name="P9"><text:span text:style-name="T8">É</text:span><text:span text:style-name="T5"> o momento de realizar detalhada análise custo-benefício, que mostre a viabilidade do investimento em tais tecnologias. O estudo pode iniciar pelas etapas seguintes, representativas das características inerentes à TI e Internet, associando-as aos benefícios alcançáveis: </text:span></text:p>
      <text:p text:style-name="P10"><text:span text:style-name="T5"><text:tab/>Custo com TI e comunicações: quantificar os custos associados à implantação e <text:tab/>manutenção das redes; Novos canais de comunicação: analisar os efeitos das <text:tab/>redes sobre os públicos interno e externo à organização, especialmente clientes e <text:tab/>fornecedores, verificando a necessária logística de suporte; Comunicação <text:tab/>instantânea: medir os efeitos sobre a redução de custos com a publicidade <text:tab/>tradicional e, no longo prazo, os resultados sobre a conquista de clientes; <text:tab/>Segmentação: verificar a capacidade de adaptação dos sistemas e o uso de <text:tab/>bancos de dados para conquista de novos segmentos de mercado; Comunicação <text:tab/>global: identificar o poder de atração mundial da rede</text:span></text:p>
      <text:p text:style-name="P10"><text:span text:style-name="T5"><text:s/></text:span></text:p>
      <text:p text:style-name="P11"><text:span text:style-name="T7">Importa considerar que, de um lado, os Sistemas de Informação facilitam a aproximação entre vendedores e compradores em nível global, com economia de custos apreciável. Mas, por outro lado, tais sistemas exigem contínuo investimento em sua manutenção e atualização, além de gerar sérios problemas de distribuição (logística), sem dúvida um dos grandes gargalos do comércio eletrônico. </text:span></text:p>
      <text:p text:style-name="P11"><text:span text:style-name="T7"/></text:p>
      <text:p text:style-name="P11"><text:span text:style-name="T7">Entre tais avanços tecnológicos, a Internet possivelmente represente o maior impacto cultural. O tema, que vem sendo tratado por bibliografia abrangente não apenas conduz à revisão de práticas administrativas afetadas pela tecnologia associada ao comércio eletrônico, mas também oferece oportunidade para reflexões sobre estratégias, visando </text:span><text:soft-page-break/><text:span text:style-name="T7">auxiliar o alcance do sucesso empresarial, em ambientes digitais que vem emergindo de forma altamente competitiva. </text:span></text:p>
      <text:p text:style-name="P11"><text:span text:style-name="T7"/></text:p>
      <text:p text:style-name="P7"><text:span text:style-name="T4">ARTIGO </text:span><text:span text:style-name="T3">2</text:span></text:p>
      <text:h text:style-name="P1" text:outline-level="2">O crescimento explosivo do comércio eletrônico, comumente conhecido como e-commerce, à medida que esse tipo de comércio eletrônico avança em nossa sociedade. Por esses e por outros impactos é que a TI vem auxiliar as organizações sobre como devem se portar diante desse mutável comércio atual.</text:h>
      <text:p text:style-name="P15"/>
      <text:p text:style-name="P15"><text:span text:style-name="T11">Como base estratégica, a Tecnologia da Informação (TI) apregoa que, nas diversas maneiras de usar os recursos oferecidos pela TI, há como premissas os Sistemas de Informação (SI). Em meio a diferentes abordagens de ações, um caminho mais adequado a ser executado para alcançar os objetivos, os desafios e as metas da empresa (OLIVEIRA, 2009) se torna algo cada vez mais perene, à medida que as organizações não se adéquam aos avanços tecnológicos. Para sobrepujar a competitividade, é preciso conhecer bem todos os recursos da TI, assim como os seus Sistemas de Informação; Internet e Comércio Eletrônico.</text:span> </text:p>
      <text:p text:style-name="P15"/>
      <text:p text:style-name="P17">O poder da internet pode ser usado como fonte de poder estratégico, e é importante salientar que os negócios dessa magnitude requisitam investimentos, competências, e estas são imprescindíveis, pois são produtos do processo de aprendizado por que passam as pessoas, as quais se organizam em torno de dois aspectos: Saber fazer e fazer </text:p>
      <text:p text:style-name="P16"/>
      <text:p text:style-name="P13"/>
      <text:p text:style-name="P12"/>
      <text:p text:style-name="P14"><text:span text:style-name="T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Lora" svg:font-family="Lora, serif"/>
    <style:font-face style:name="Montserrat" svg:font-family="Montserrat, 'Helvetica Neue', Helvetica, 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31T10:44:42.712000000</meta:creation-date>
    <dc:date>2020-08-31T11:30:53.487000000</dc:date>
    <meta:editing-duration>PT5M18S</meta:editing-duration>
    <meta:editing-cycles>1</meta:editing-cycles>
    <meta:document-statistic meta:table-count="0" meta:image-count="0" meta:object-count="0" meta:page-count="3" meta:paragraph-count="25" meta:word-count="1102" meta:character-count="7596" meta:non-whitespace-character-count="6490"/>
    <meta:generator>LibreOffice/6.4.5.2$Windows_X86_64 LibreOffice_project/a726b36747cf2001e06b58ad5db1aa3a9a1872d6</meta:generator>
  </office:meta>
</office:document-meta>
</file>